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 cronovisiones</text:p>
      <text:p text:style-name="Standard"/>
      <text:p text:style-name="Standard"><text:tab/>Se tratan como pivots, solo que los encabezados de las columnas o los valores del campo pivot se crean dinamicamente.</text:p>
      <text:p text:style-name="Standard"/>
      <text:p text:style-name="Standard"><text:tab/>En el archivo imywa/sql/cronos.sql se define un pequeño procedimiento que crea estos encabezados.</text:p>
      <text:p text:style-name="Standard"/>
      <text:p text:style-name="Standard"/>
      <text:p text:style-name="Standard"><text:tab/>createCronoHeaders(</text:p>
      <text:p text:style-name="Standard"><text:tab/><text:tab/>startingDate: date– Día inicial para la primera columna</text:p>
      <text:p text:style-name="Standard"><text:tab/><text:tab/>interval: enum(day, week, month, year) – Tipo de intervalo a visualizar</text:p>
      <text:p text:style-name="Standard"><text:tab/><text:tab/>count: Número de intervarlos que se crean</text:p>
      <text:p text:style-name="Standard"><text:tab/>);</text:p>
      <text:p text:style-name="Standard"/>
      <text:p text:style-name="Standard"/>
      <text:p text:style-name="Standard"><text:tab/>Este procedimiento crea la tabla temporal cronoHeaders con los encabezados de las columnas, y que además permite agrupar por fecha los registros de la tabla concreta que se quiera mostrar. <text:s/>La estructura de esta tabla es la siguiente</text:p>
      <text:p text:style-name="Standard"/>
      <text:p text:style-name="Standard"/>
      <text:p text:style-name="Standard"><text:tab/>cronoHeaders</text:p>
      <text:p text:style-name="Standard"><text:tab/><text:tab/>name:varchar(20) – Nombre del periodo</text:p>
      <text:p text:style-name="Standard"><text:tab/><text:tab/>fromDate:date – Fecha de inicio del periodo</text:p>
      <text:p text:style-name="Standard"><text:tab/><text:tab/>untilDate:date – Fecha final del periodo</text:p>
      <text:p text:style-name="Standard"/>
      <text:p text:style-name="Standard"><text:tab/></text:p>
      <text:p text:style-name="Standard"/>
      <text:p text:style-name="Standard"><text:tab/>Para usarla para mostrar los detalles de una tabla concreta primero haríamos la llamada al procedimiento:</text:p>
      <text:p text:style-name="Standard"/>
      <text:p text:style-name="Standard"><text:tab/>call createCronoHeaders(díaInicio, intervalo, númeroPeriodos);</text:p>
      <text:p text:style-name="Standard"/>
      <text:p text:style-name="Standard"/>
      <text:p text:style-name="Standard"><text:tab/>Y luego usamos la tabla generada con un query similar a esta:</text:p>
      <text:p text:style-name="Standard"/>
      <text:p text:style-name="Standard"><text:tab/>select </text:p>
      <text:p text:style-name="Standard"><text:tab/><text:tab/>table1.cabeceraFila</text:p>
      <text:p text:style-name="Standard"><text:tab/><text:tab/>, cronoHeaders.name</text:p>
      <text:p text:style-name="Standard"><text:tab/><text:tab/>, sum(table1.detalle)</text:p>
      <text:p text:style-name="Standard"/>
      <text:p text:style-name="Standard"><text:tab/>from table1 inner join cronoHeaders </text:p>
      <text:p text:style-name="Standard"><text:tab/><text:tab/>on table1.fecha between cronoHeaders.fromDate </text:p>
      <text:p text:style-name="Standard"><text:tab/><text:tab/><text:tab/>and cronoHeaders.untilDate</text:p>
      <text:p text:style-name="Standard"/>
      <text:p text:style-name="Standard"><text:tab/>where ..</text:p>
      <text:p text:style-name="Standard"/>
      <text:p text:style-name="Standard"><text:tab/>group by table1.cabeceraFila, cronoHeaders.name;</text:p>
      <text:p text:style-name="Standard">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go Melian</meta:initial-creator>
    <meta:creation-date>2013-04-11T12:06:51</meta:creation-date>
    <dc:date>2013-04-11T12:52:23</dc:date>
    <dc:creator>Domingo Melian</dc:creator>
    <meta:editing-duration>PT15M11S</meta:editing-duration>
    <meta:editing-cycles>1</meta:editing-cycles>
    <meta:document-statistic meta:table-count="0" meta:image-count="0" meta:object-count="0" meta:page-count="1" meta:paragraph-count="27" meta:word-count="175" meta:character-count="1281" meta:non-whitespace-character-count="1088"/>
    <meta:generator>LibreOffice/3.5$Linux_x86 LibreOffice_project/350m1$Build-2</meta:generator>
  </office:meta>
</office:document-meta>
</file>